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327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3.889cm"/>
    </style:style>
    <style:style style:name="co6" style:family="table-column">
      <style:table-column-properties fo:break-before="auto" style:column-width="4.817cm"/>
    </style:style>
    <style:style style:name="co7" style:family="table-column">
      <style:table-column-properties fo:break-before="auto" style:column-width="2.341cm"/>
    </style:style>
    <style:style style:name="co8" style:family="table-column">
      <style:table-column-properties fo:break-before="auto" style:column-width="4.99cm"/>
    </style:style>
    <style:style style:name="co9" style:family="table-column">
      <style:table-column-properties fo:break-before="auto" style:column-width="3.044cm"/>
    </style:style>
    <style:style style:name="co10" style:family="table-column">
      <style:table-column-properties fo:break-before="auto" style:column-width="1.018cm"/>
    </style:style>
    <style:style style:name="co11" style:family="table-column">
      <style:table-column-properties fo:break-before="auto" style:column-width="3.694cm"/>
    </style:style>
    <style:style style:name="co12" style:family="table-column">
      <style:table-column-properties fo:break-before="auto" style:column-width="3.471cm"/>
    </style:style>
    <style:style style:name="co13" style:family="table-column">
      <style:table-column-properties fo:break-before="auto" style:column-width="15.125cm"/>
    </style:style>
    <style:style style:name="co14" style:family="table-column">
      <style:table-column-properties fo:break-before="auto" style:column-width="3.635cm"/>
    </style:style>
    <style:style style:name="co15" style:family="table-column">
      <style:table-column-properties fo:break-before="auto" style:column-width="2.143cm"/>
    </style:style>
    <style:style style:name="co16" style:family="table-column">
      <style:table-column-properties fo:break-before="auto" style:column-width="4.284cm"/>
    </style:style>
    <style:style style:name="co17" style:family="table-column">
      <style:table-column-properties fo:break-before="auto" style:column-width="2.06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2.004cm"/>
    </style:style>
    <style:style style:name="co20" style:family="table-column">
      <style:table-column-properties fo:break-before="auto" style:column-width="3.496cm"/>
    </style:style>
    <style:style style:name="co21" style:family="table-column">
      <style:table-column-properties fo:break-before="auto" style:column-width="6.144cm"/>
    </style:style>
    <style:style style:name="co22" style:family="table-column">
      <style:table-column-properties fo:break-before="auto" style:column-width="4.54cm"/>
    </style:style>
    <style:style style:name="co23" style:family="table-column">
      <style:table-column-properties fo:break-before="auto" style:column-width="2.905cm"/>
    </style:style>
    <style:style style:name="co24" style:family="table-column">
      <style:table-column-properties fo:break-before="auto" style:column-width="2.51cm"/>
    </style:style>
    <style:style style:name="co25" style:family="table-column">
      <style:table-column-properties fo:break-before="auto" style:column-width="1.58cm"/>
    </style:style>
    <style:style style:name="co26" style:family="table-column">
      <style:table-column-properties fo:break-before="auto" style:column-width="1.439cm"/>
    </style:style>
    <style:style style:name="co27" style:family="table-column">
      <style:table-column-properties fo:break-before="auto" style:column-width="1.328cm"/>
    </style:style>
    <style:style style:name="co28" style:family="table-column">
      <style:table-column-properties fo:break-before="auto" style:column-width="3.835cm"/>
    </style:style>
    <style:style style:name="ro1" style:family="table-row">
      <style:table-row-properties style:row-height="0.34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93cm" fo:break-before="auto" style:use-optimal-row-height="true"/>
    </style:style>
    <style:style style:name="ro4" style:family="table-row">
      <style:table-row-properties style:row-height="0.37cm" fo:break-before="auto" style:use-optimal-row-height="false"/>
    </style:style>
    <style:style style:name="ro5" style:family="table-row">
      <style:table-row-properties style:row-height="0.385cm" fo:break-before="auto" style:use-optimal-row-height="true"/>
    </style:style>
    <style:style style:name="ro6" style:family="table-row">
      <style:table-row-properties style:row-height="0.367cm" fo:break-before="auto" style:use-optimal-row-height="true"/>
    </style:style>
    <style:style style:name="ta1" style:family="table" style:master-page-name="PageStyle_5f_PortalService">
      <style:table-properties table:display="true" style:writing-mode="lr-tb"/>
    </style:style>
    <style:style style:name="ta2" style:family="table" style:master-page-name="PageStyle_5f_UserPortal">
      <style:table-properties table:display="true" style:writing-mode="lr-tb"/>
    </style:style>
    <style:style style:name="ta3" style:family="table" style:master-page-name="PageStyle_5f_In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ackground-color="#ccffff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00ff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ortalService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252" table:default-cell-style-name="ce7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ervice Portail</text:p>
          </table:table-cell>
          <table:table-cell table:style-name="ce3" table:number-columns-repeated="2"/>
          <table:table-cell table:style-name="ce3" office:value-type="string">
            <text:p>PORTAL_SERVICE</text:p>
          </table:table-cell>
          <table:table-cell table:style-name="ce3" table:number-columns-repeated="6"/>
          <table:table-cell table:style-name="ce13"/>
          <table:table-cell table:style-name="ce3" table:number-columns-repeated="243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DFLDID</text:p>
          </table:table-cell>
          <table:table-cell table:style-name="ce3" office:value-type="string">
            <text:p>AUTO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W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portal_service.gif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TAG</text:p>
          </table:table-cell>
          <table:table-cell table:style-name="ce4" office:value-type="string">
            <text:p>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PortalService.ph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2">
          <table:table-cell table:style-name="ce4"/>
          <table:table-cell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3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1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PSVC_SPEC</text:p>
          </table:table-cell>
          <table:table-cell table:style-name="ce9"/>
          <table:table-cell table:style-name="ce8" office:value-type="string">
            <text:p>Service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TIT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Title</text:p>
          </table:table-cell>
          <table:table-cell table:number-columns-repeated="2"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2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DESCR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Descrip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longtext</text:p>
          </table:table-cell>
          <table:table-cell table:style-name="ce4" table:formula="oooc:=[.H13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VURL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onsulta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4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PSVC_EURL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Edi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5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PSVC_JSFI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Javascrip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6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PSVC_CSSFI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s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7]+10" office:value-type="float" office:value="70">
            <text:p>7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PSVC_ICON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Ico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ile</text:p>
          </table:table-cell>
          <table:table-cell table:style-name="ce4" table:formula="oooc:=[.H18]+10" office:value-type="float" office:value="80">
            <text:p>8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CATEGORI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atégori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list</text:p>
          </table:table-cell>
          <table:table-cell table:style-name="ce4" table:formula="oooc:=[.H19]+10" office:value-type="float" office:value="90">
            <text:p>9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number-columns-repeated="2"/>
          <table:table-cell table:style-name="ce4" office:value-type="string">
            <text:p>10|Intranet,10.1010|Collaboratif,10.1020|Documents,10.1090|Divers,20|Actualité,20.2010|Economie,20.2020|Technologies,20.2030|Social,20.2040|Politique,20.2050|Générales,20.2060|Insolites,40|Informatiques,40.4005|Revue de presse,40.4010|Open Source,40.4020|Multimedia,40.4030|Logiciels,40.4040|Matériels,40.4090|Autres,50|Loisirs,50.5010|Sports,50.5020|Sorties,50.5030|Météo,50.5090|Autres,-1|Autres...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REFRESHD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Délai de rafraîchissemen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list</text:p>
          </table:table-cell>
          <table:table-cell table:style-name="ce4" table:formula="oooc:=[.H20]+10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number-columns-repeated="2"/>
          <table:table-cell table:style-name="ce4" office:value-type="string">
            <text:p>0|Jamais,5|5 minutes,15|1/4 d'heure,30|1/2 heure,60|1 heure,120|2 heures</text:p>
          </table:table-cell>
          <table:table-cell table:number-columns-repeated="243"/>
        </table:table-row>
        <table:table-row table:style-name="ro2">
          <table:table-cell table:style-name="ce4" table:number-columns-repeated="10"/>
          <table:table-cell table:number-columns-repeated="2"/>
          <table:table-cell table:style-name="ce4"/>
          <table:table-cell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PSVC_PARAMS</text:p>
          </table:table-cell>
          <table:table-cell table:style-name="ce9"/>
          <table:table-cell table:style-name="ce8" office:value-type="string">
            <text:p>Paramêtres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200">
            <text:p>200</text:p>
          </table:table-cell>
          <table:table-cell table:style-name="ce4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AVAILABLE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Disponib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3]+10" office:value-type="float" office:value="210">
            <text:p>21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4" office:value-type="string">
            <text:p>[hcheck]1|Oui,0|Non</text:p>
          </table:table-cell>
          <table:table-cell table:style-name="ce4" table:number-columns-repeated="2"/>
          <table:table-cell table:style-name="ce4" office:value-type="string">
            <text:p>system=yes|bmenu=no</text:p>
          </table:table-cell>
          <table:table-cell table:style-name="ce4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UMODE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Modifiab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4]+10" office:value-type="float" office:value="220">
            <text:p>22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4" office:value-type="string">
            <text:p>[hcheck]1|Oui,0|Non</text:p>
          </table:table-cell>
          <table:table-cell table:style-name="ce4" table:number-columns-repeated="2"/>
          <table:table-cell table:style-name="ce4" office:value-type="string">
            <text:p>system=yes|bmenu=no</text:p>
          </table:table-cell>
          <table:table-cell table:style-name="ce4"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MANDATORY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Obligatoi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5]+10" office:value-type="float" office:value="230">
            <text:p>23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/>
          <table:table-cell table:style-name="ce4" office:value-type="string">
            <text:p>[hcheck]0|Optionnel,1|Obligatoire</text:p>
          </table:table-cell>
          <table:table-cell table:number-columns-repeated="2"/>
          <table:table-cell table:style-name="ce4" office:value-type="string">
            <text:p>system=yes|bmenu=no</text:p>
          </table:table-cell>
          <table:table-cell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INTERACTIF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Interactif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6]+10" office:value-type="float" office:value="240">
            <text:p>24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/>
          <table:table-cell table:style-name="ce4" office:value-type="string">
            <text:p>[hcheck]0|Non,1|Oui</text:p>
          </table:table-cell>
          <table:table-cell table:number-columns-repeated="2"/>
          <table:table-cell table:style-name="ce4" office:value-type="string">
            <text:p>system=yes|bmenu=no</text:p>
          </table:table-cell>
          <table:table-cell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APPNEEDED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Application attendu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27]+10" office:value-type="float" office:value="250">
            <text:p>25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 table:number-columns-repeated="2"/>
          <table:table-cell table:number-columns-repeated="243"/>
        </table:table-row>
        <table:table-row table:style-name="ro2" table:number-rows-repeated="3">
          <table:table-cell table:style-name="ce4" table:number-columns-repeated="9"/>
          <table:table-cell table:number-columns-repeated="2"/>
          <table:table-cell table:style-name="ce4" table:number-columns-repeated="2"/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DEFAULT</text:p>
          </table:table-cell>
          <table:table-cell table:style-name="ce4" office:value-type="string">
            <text:p>PSVC_CATEGORIE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4" office:value-type="string">
            <text:p>END</text:p>
          </table:table-cell>
          <table:table-cell table:style-name="ce4" table:number-columns-repeated="255"/>
        </table:table-row>
        <table:table-row table:style-name="ro2" table:number-rows-repeated="655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serPortal" table:style-name="ta2" table:print="false">
        <office:forms form:automatic-focus="false" form:apply-design-mode="false"/>
        <table:table-column table:style-name="co1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253" table:default-cell-style-name="ce7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Portail utilisateur</text:p>
          </table:table-cell>
          <table:table-cell table:style-name="ce3" table:number-columns-repeated="2"/>
          <table:table-cell table:style-name="ce3" office:value-type="string">
            <text:p>USER_PORTAL</text:p>
          </table:table-cell>
          <table:table-cell table:style-name="ce3" table:number-columns-repeated="6"/>
          <table:table-cell table:style-name="ce13"/>
          <table:table-cell table:style-name="ce3" table:number-columns-repeated="243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DFLD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W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user_portal.gif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TAG</text:p>
          </table:table-cell>
          <table:table-cell table:style-name="ce4" office:value-type="string">
            <text:p>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UserPortal.ph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2">
          <table:table-cell table:style-name="ce4"/>
          <table:table-cell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3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1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UPORT_DESCR</text:p>
          </table:table-cell>
          <table:table-cell table:style-name="ce9"/>
          <table:table-cell table:style-name="ce8" office:value-type="string">
            <text:p>Portail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style-name="ce8" table:number-columns-repeated="247"/>
        </table:table-row>
        <table:table-row table:style-name="ro5">
          <table:table-cell table:style-name="ce4" office:value-type="string">
            <text:p>ATTR</text:p>
          </table:table-cell>
          <table:table-cell table:style-name="ce4" office:value-type="string">
            <text:p>UPORT_TITLE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Titre</text:p>
          </table:table-cell>
          <table:table-cell table:number-columns-repeated="2"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2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5">
          <table:table-cell table:style-name="ce4" office:value-type="string">
            <text:p>ATTR</text:p>
          </table:table-cell>
          <table:table-cell table:style-name="ce4" office:value-type="string">
            <text:p>UPORT_OWNERID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Propriétaire Id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</text:p>
          </table:table-cell>
          <table:table-cell table:style-name="ce4" table:formula="oooc:=[.H13]+10" office:value-type="float" office:value="30">
            <text:p>30</text:p>
          </table:table-cell>
          <table:table-cell table:style-name="ce4" office:value-type="string">
            <text:p>H</text:p>
          </table:table-cell>
          <table:table-cell table:style-name="ce4" office:value-type="string">
            <text:p>Y</text:p>
          </table:table-cell>
          <table:table-cell table:style-name="ce4" table:number-columns-repeated="2"/>
          <table:table-cell table:style-name="ce19" office:value-type="string">
            <text:p>::getTitle(UPORT_OWNERID):UPORT_OWNER</text:p>
          </table:table-cell>
          <table:table-cell table:style-name="ce4" table:number-columns-repeated="243"/>
        </table:table-row>
        <table:table-row table:style-name="ro5">
          <table:table-cell table:style-name="ce4" office:value-type="string">
            <text:p>ATTR</text:p>
          </table:table-cell>
          <table:table-cell table:style-name="ce4" office:value-type="string">
            <text:p>UPORT_OWNER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Propriétaire</text:p>
          </table:table-cell>
          <table:table-cell table:style-name="ce4" office:value-type="string">
            <text:p>N</text:p>
          </table:table-cell>
          <table:table-cell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4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%S%app=FDL&amp;action=FDL_CARD&amp;id=%UPORT_OWNERID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ly(D,{IUSER},UPORT_OWNER):UPORT_OWNERID,UPORT_OWNER</text:p>
          </table:table-cell>
          <table:table-cell table:style-name="ce4" table:number-columns-repeated="243"/>
        </table:table-row>
        <table:table-row table:style-name="ro2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6" office:value-type="string">
            <text:p>UPORT_TSERVICES</text:p>
          </table:table-cell>
          <table:table-cell table:style-name="ce17" table:formula="oooc:=[.B12]" office:value-type="string" office:string-value="UPORT_DESCR">
            <text:p>UPORT_DESCR</text:p>
          </table:table-cell>
          <table:table-cell table:style-name="ce16" office:value-type="string">
            <text:p>Services</text:p>
          </table:table-cell>
          <table:table-cell table:style-name="ce15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array</text:p>
          </table:table-cell>
          <table:table-cell table:style-name="ce16" office:value-type="float" office:value="100">
            <text:p>100</text:p>
          </table:table-cell>
          <table:table-cell table:style-name="ce17" office:value-type="string">
            <text:p>W</text:p>
          </table:table-cell>
          <table:table-cell table:style-name="ce16" table:number-columns-repeated="247"/>
        </table:table-row>
        <table:table-row table:style-name="ro5">
          <table:table-cell table:style-name="ce4" office:value-type="string">
            <text:p>ATTR</text:p>
          </table:table-cell>
          <table:table-cell table:style-name="ce4" office:value-type="string">
            <text:p>UPORT_SVCNUM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Service Number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17]+10" office:value-type="float" office:value="110">
            <text:p>110</text:p>
          </table:table-cell>
          <table:table-cell table:style-name="ce4" office:value-type="string">
            <text:p>R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IDSVC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Id Servic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</text:p>
          </table:table-cell>
          <table:table-cell table:style-name="ce4" table:formula="oooc:=[.H18]+10" office:value-type="float" office:value="120">
            <text:p>120</text:p>
          </table:table-cell>
          <table:table-cell table:style-name="ce4" office:value-type="string">
            <text:p>H</text:p>
          </table:table-cell>
          <table:table-cell table:style-name="ce4" table:number-columns-repeated="3"/>
          <table:table-cell table:style-name="ce19" office:value-type="string">
            <text:p>::getTitle(UPORT_IDSVC):UPORT_SVC</text:p>
          </table:table-cell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SVC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Servic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9]+10" office:value-type="float" office:value="130">
            <text:p>130</text:p>
          </table:table-cell>
          <table:table-cell table:style-name="ce4" office:value-type="string">
            <text:p>W</text:p>
          </table:table-cell>
          <table:table-cell/>
          <table:table-cell table:style-name="ce4" office:value-type="string">
            <text:p>%S%app=FDL&amp;action=FDL_CARD&amp;id=%UPORT_IDSVC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ly(D,{PORTAL_SERVICE},UPORT_SVC):UPORT_IDSVC,UPORT_SVC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PARAM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Paramêtre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20]+10" office:value-type="float" office:value="140">
            <text:p>14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5">
          <table:table-cell table:style-name="ce4" office:value-type="string">
            <text:p>ATTR</text:p>
          </table:table-cell>
          <table:table-cell table:style-name="ce4" office:value-type="string">
            <text:p>UPORT_COLUMN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Colon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1]+10" office:value-type="float" office:value="150">
            <text:p>15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LINE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Lig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2]+10" office:value-type="float" office:value="160">
            <text:p>16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OPEN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Ouver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3]+10" office:value-type="float" office:value="170">
            <text:p>170</text:p>
          </table:table-cell>
          <table:table-cell table:style-name="ce4" office:value-type="string">
            <text:p>W</text:p>
          </table:table-cell>
          <table:table-cell/>
          <table:table-cell table:style-name="ce4" table:number-columns-repeated="2"/>
          <table:table-cell table:style-name="ce4" office:value-type="string">
            <text:p>[hcheck]1|Oui,0|Non</text:p>
          </table:table-cell>
          <table:table-cell table:style-name="ce4"/>
          <table:table-cell/>
          <table:table-cell table:style-name="ce4" office:value-type="string">
            <text:p>system=yes|bmenu=no</text:p>
          </table:table-cell>
          <table:table-cell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REFRESHD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Délai raf.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4]+10" office:value-type="float" office:value="180">
            <text:p>18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PAGE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Pag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5]+10" office:value-type="float" office:value="190">
            <text:p>19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table:number-columns-repeated="9"/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office:value-type="string">
            <text:p>DEFAULT</text:p>
          </table:table-cell>
          <table:table-cell table:style-name="ce4" office:value-type="string">
            <text:p>UPORT_PAGE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END</text:p>
          </table:table-cell>
          <table:table-cell table:number-columns-repeated="255"/>
        </table:table-row>
        <table:table-row table:style-name="ro2" table:number-rows-repeated="6550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it" table:style-name="ta3" table:print="false">
        <office:forms form:automatic-focus="false" form:apply-design-mode="false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4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7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1" table:number-columns-repeated="233" table:default-cell-style-name="ce20"/>
        <table:table-row table:style-name="ro1">
          <table:table-cell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recherche détaillée(DSEARCH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couleur intercalaire</text:p>
          </table:table-cell>
          <table:table-cell office:value-type="string">
            <text:p>à utiliser dans les menus</text:p>
          </table:table-cell>
          <table:table-cell office:value-type="string">
            <text:p>mot-clef</text:p>
          </table:table-cell>
          <table:table-cell office:value-type="string">
            <text:p>révision</text:p>
          </table:table-cell>
          <table:table-cell office:value-type="string">
            <text:p>différence majuscule/minuscule</text:p>
          </table:table-cell>
          <table:table-cell office:value-type="string">
            <text:p>famille</text:p>
          </table:table-cell>
          <table:table-cell office:value-type="string">
            <text:p>fid amille</text:p>
          </table:table-cell>
          <table:table-cell office:value-type="string">
            <text:p>dossier racine</text:p>
          </table:table-cell>
          <table:table-cell office:value-type="string">
            <text:p>dans la poubelle</text:p>
          </table:table-cell>
          <table:table-cell office:value-type="string">
            <text:p>profondeur de recherche</text:p>
          </table:table-cell>
          <table:table-cell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D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5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fld</text:p>
          </table:table-cell>
          <table:table-cell table:style-name="ce21" office:value-type="string">
            <text:p>se_ol</text:p>
          </table:table-cell>
          <table:table-cell table:style-name="ce21" office:value-type="string">
            <text:p>se_t_detail</text:p>
          </table:table-cell>
          <table:table-cell table:style-name="ce21" office:value-type="string">
            <text:p>se_attrids</text:p>
          </table:table-cell>
          <table:table-cell table:style-name="ce21" office:value-type="string">
            <text:p>se_funcs</text:p>
          </table:table-cell>
          <table:table-cell table:style-name="ce21" office:value-type="string">
            <text:p>se_keys</text:p>
          </table:table-cell>
          <table:table-cell table:style-name="ce21"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LOCKED_DOCS</text:p>
          </table:table-cell>
          <table:table-cell/>
          <table:table-cell office:value-type="string">
            <text:p>Mes document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elect doc.* from <text:s/>doc <text:s/>where <text:s text:c="2"/>(doctype != 'Z') and (doctype != 'T')</text:p>
          </table:table-cell>
          <table:table-cell table:number-columns-repeated="2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2" office:value-type="string">
            <text:p>// Portal services</text:p>
          </table:table-cell>
          <table:table-cell table:style-name="ce22" table:number-columns-repeated="7"/>
          <table:table-cell table:style-name="ce26"/>
          <table:table-cell table:style-name="ce22" table:number-columns-repeated="247"/>
        </table:table-row>
        <table:table-row table:style-name="ro1">
          <table:table-cell table:style-name="ce22" office:value-type="string">
            <text:p>//FAM</text:p>
          </table:table-cell>
          <table:table-cell table:style-name="ce22" office:value-type="string">
            <text:p>Service Portail(PORTAL_SERVICE)</text:p>
          </table:table-cell>
          <table:table-cell table:style-name="ce22" office:value-type="string">
            <text:p>&lt;specid&gt;</text:p>
          </table:table-cell>
          <table:table-cell table:style-name="ce22" office:value-type="string">
            <text:p>&lt;fldid&gt;</text:p>
          </table:table-cell>
          <table:table-cell table:style-name="ce22" office:value-type="string">
            <text:p>Title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Consultation</text:p>
          </table:table-cell>
          <table:table-cell table:style-name="ce22" office:value-type="string">
            <text:p>Edition</text:p>
          </table:table-cell>
          <table:table-cell table:style-name="ce26" office:value-type="string">
            <text:p>Catégorie</text:p>
          </table:table-cell>
          <table:table-cell table:style-name="ce22" office:value-type="string">
            <text:p>Délai de rafraîchissement</text:p>
          </table:table-cell>
          <table:table-cell table:style-name="ce22" office:value-type="string">
            <text:p>Disponible</text:p>
          </table:table-cell>
          <table:table-cell table:style-name="ce22" office:value-type="string">
            <text:p>Interactif</text:p>
          </table:table-cell>
          <table:table-cell table:style-name="ce22" office:value-type="string">
            <text:p>Modifiable</text:p>
          </table:table-cell>
          <table:table-cell table:style-name="ce22" office:value-type="string">
            <text:p>Obligatoire</text:p>
          </table:table-cell>
          <table:table-cell table:style-name="ce22"/>
          <table:table-cell table:style-name="ce22" office:value-type="string">
            <text:p>JS File</text:p>
          </table:table-cell>
          <table:table-cell table:style-name="ce22" office:value-type="string">
            <text:p>CSS File</text:p>
          </table:table-cell>
          <table:table-cell table:style-name="ce22" table:number-columns-repeated="239"/>
        </table:table-row>
        <table:table-row table:style-name="ro1">
          <table:table-cell office:value-type="string">
            <text:p>ORDER</text:p>
          </table:table-cell>
          <table:table-cell office:value-type="string">
            <text:p>PORTAL_SERVICE</text:p>
          </table:table-cell>
          <table:table-cell table:number-columns-repeated="2"/>
          <table:table-cell office:value-type="string">
            <text:p>psvc_title</text:p>
          </table:table-cell>
          <table:table-cell office:value-type="string">
            <text:p>psvc_descr</text:p>
          </table:table-cell>
          <table:table-cell office:value-type="string">
            <text:p>psvc_vurl</text:p>
          </table:table-cell>
          <table:table-cell office:value-type="string">
            <text:p>psvc_eurl</text:p>
          </table:table-cell>
          <table:table-cell office:value-type="string">
            <text:p>psvc_categorie</text:p>
          </table:table-cell>
          <table:table-cell office:value-type="string">
            <text:p>psvc_refreshd</text:p>
          </table:table-cell>
          <table:table-cell office:value-type="string">
            <text:p>psvc_available</text:p>
          </table:table-cell>
          <table:table-cell office:value-type="string">
            <text:p>psvc_interactif</text:p>
          </table:table-cell>
          <table:table-cell office:value-type="string">
            <text:p>psvc_umode</text:p>
          </table:table-cell>
          <table:table-cell office:value-type="string">
            <text:p>psvc_mandatory</text:p>
          </table:table-cell>
          <table:table-cell office:value-type="string">
            <text:p>psvc_appneeded</text:p>
          </table:table-cell>
          <table:table-cell office:value-type="string">
            <text:p>psvc_jsfile</text:p>
          </table:table-cell>
          <table:table-cell office:value-type="string">
            <text:p>psvc_cssfile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ELCOME</text:p>
          </table:table-cell>
          <table:table-cell/>
          <table:table-cell office:value-type="string">
            <text:p>Bienvenue</text:p>
          </table:table-cell>
          <table:table-cell office:value-type="string">
            <text:p>Service d'accueil sur le portail</text:p>
          </table:table-cell>
          <table:table-cell office:value-type="string">
            <text:p>[CORE_STANDURL]&amp;sole=Y&amp;app=WEBDESK&amp;action=GSVC&amp;sname=welcome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AIL</text:p>
          </table:table-cell>
          <table:table-cell/>
          <table:table-cell office:value-type="string">
            <text:p>Messagerie</text:p>
          </table:table-cell>
          <table:table-cell office:value-type="string">
            <text:p>Consultation de ma messagerie</text:p>
          </table:table-cell>
          <table:table-cell office:value-type="string">
            <text:p>[CORE_BASEURL]app=WEBDESK&amp;action=SVCMAIL</text:p>
          </table:table-cell>
          <table:table-cell office:value-type="string">
            <text:p>[CORE_BASEURL]app=WEBDESK&amp;action=ESVCMAIL</text:p>
          </table:table-cell>
          <table:table-cell office:value-type="string">
            <text:p>10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10|Intranet,10.110|Collaboratif,10.120|Documents,10.190|Divers,20|Actualité,20.210|Economie,20.220|Technologies,20.230|Social,20.240|Politique,20.250|Générales,20.260|Insolites,40|Informatiques,40.5|Revue de presse,40.10|Open Source,40.20|Multimedia,40.30|Logiciels,40.40|Matériels,40.90|Autres,50|Loisirs,50.10|Sports,50.20|Sorties,50.30|Météo,50.90|Autres,90|Autres...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ALMAIL</text:p>
          </table:table-cell>
          <table:table-cell/>
          <table:table-cell office:value-type="string">
            <text:p>Messagerie locale</text:p>
          </table:table-cell>
          <table:table-cell office:value-type="string">
            <text:p>Consultation de ma messagerie locale</text:p>
          </table:table-cell>
          <table:table-cell office:value-type="string">
            <text:p>[CORE_BASEURL]app=WEBDESK&amp;action=SVCLOCALMAIL</text:p>
          </table:table-cell>
          <table:table-cell/>
          <table:table-cell office:value-type="string">
            <text:p>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RDOISE</text:p>
          </table:table-cell>
          <table:table-cell/>
          <table:table-cell table:number-columns-repeated="2" office:value-type="string">
            <text:p>Mon ardoise</text:p>
          </table:table-cell>
          <table:table-cell office:value-type="string">
            <text:p>[CORE_BASEURL]app=WEBDESK&amp;action=SVCARDOISE</text:p>
          </table:table-cell>
          <table:table-cell office:value-type="string">
            <text:p>[CORE_BASEURL]app=WEBDESK&amp;action=ESVCARDOISE</text:p>
          </table:table-cell>
          <table:table-cell office:value-type="string">
            <text:p>109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BDESK:svcardoise.js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TODOS</text:p>
          </table:table-cell>
          <table:table-cell/>
          <table:table-cell office:value-type="string">
            <text:p>Mes tâches</text:p>
          </table:table-cell>
          <table:table-cell office:value-type="string">
            <text:p>Les tâches à nettoyer</text:p>
          </table:table-cell>
          <table:table-cell office:value-type="string">
            <text:p>[CORE_STANDURL]app=WGCAL&amp;action=WGCAL_TODOVIEW&amp;mo=L</text:p>
          </table:table-cell>
          <table:table-cell/>
          <table:table-cell office:value-type="string">
            <text:p>109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AITRV</text:p>
          </table:table-cell>
          <table:table-cell/>
          <table:table-cell office:value-type="string">
            <text:p>Rendez-vous proposés</text:p>
          </table:table-cell>
          <table:table-cell office:value-type="string">
            <text:p>Rendez-vous proposés à accepter ou refuser</text:p>
          </table:table-cell>
          <table:table-cell office:value-type="string">
            <text:p>[CORE_STANDURL]app=WGCAL&amp;action=WGCAL_WAITRV&amp;mo=L</text:p>
          </table:table-cell>
          <table:table-cell/>
          <table:table-cell office:value-type="string">
            <text:p>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GENDA</text:p>
          </table:table-cell>
          <table:table-cell/>
          <table:table-cell office:value-type="string">
            <text:p>Mon agenda</text:p>
          </table:table-cell>
          <table:table-cell office:value-type="string">
            <text:p>Rendez-vous à venir</text:p>
          </table:table-cell>
          <table:table-cell office:value-type="string">
            <text:p>[CORE_STANDURL]app=WGCAL&amp;action=WGCAL_PORTAL&amp;mo=L</text:p>
          </table:table-cell>
          <table:table-cell office:value-type="string">
            <text:p>[CORE_STANDURL]app=WGCAL&amp;action=WGCAL_EPORTAL</text:p>
          </table:table-cell>
          <table:table-cell office:value-type="string">
            <text:p>10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KEDDOCS</text:p>
          </table:table-cell>
          <table:table-cell/>
          <table:table-cell office:value-type="string">
            <text:p>Mes documents verrouillés</text:p>
          </table:table-cell>
          <table:table-cell office:value-type="string">
            <text:p>Liste de mes documents verrouillés</text:p>
          </table:table-cell>
          <table:table-cell office:value-type="string">
            <text:p>[CORE_BASEURL]app=WEBDESK&amp;action=FREEDOM_SEARCH&amp;s=MY_LOCKED_DOCS</text:p>
          </table:table-cell>
          <table:table-cell/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INCIDENT</text:p>
          </table:table-cell>
          <table:table-cell/>
          <table:table-cell office:value-type="string">
            <text:p>Incident en cours</text:p>
          </table:table-cell>
          <table:table-cell office:value-type="string">
            <text:p>Les incidents sur lesquels je dois intervenir</text:p>
          </table:table-cell>
          <table:table-cell office:value-type="string">
            <text:p>[CORE_STANDURL]app=WEBDESK&amp;action=INCIDENT</text:p>
          </table:table-cell>
          <table:table-cell/>
          <table:table-cell office:value-type="string">
            <text:p>1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INCIDENT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REEDOMRSS</text:p>
          </table:table-cell>
          <table:table-cell/>
          <table:table-cell office:value-type="string">
            <text:p>Flux RSS Freedom</text:p>
          </table:table-cell>
          <table:table-cell office:value-type="string">
            <text:p>Abonnement aux flux RSS Freedom</text:p>
          </table:table-cell>
          <table:table-cell office:value-type="string">
            <text:p>[CORE_BASEURL]app=WEBDESK&amp;action=GSVC&amp;sname=FREEDOMRSS</text:p>
          </table:table-cell>
          <table:table-cell office:value-type="string">
            <text:p>[CORE_BASEURL]app=WEBDESK&amp;action=GSVC&amp;sname=FREEDOMRSS_EDIT</text:p>
          </table:table-cell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office:value-type="string">
            <text:p>WEBDESK:freedomrss.js</text:p>
          </table:table-cell>
          <table:table-cell office:value-type="string">
            <text:p>WEBDESK:freedomrss.css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CONTACTSEARCH</text:p>
          </table:table-cell>
          <table:table-cell/>
          <table:table-cell office:value-type="string">
            <text:p>Carnet d'adresse</text:p>
          </table:table-cell>
          <table:table-cell office:value-type="string">
            <text:p>Recherche dans le carnet d'adresse</text:p>
          </table:table-cell>
          <table:table-cell office:value-type="string">
            <text:p>[CORE_BASEURL]app=WEBDESK&amp;action=GSVC&amp;sname=SVCCONTACT</text:p>
          </table:table-cell>
          <table:table-cell office:value-type="string">
            <text:p>[CORE_BASEURL]app=WEBDESK&amp;action=GSVC&amp;sname=SVCCONTACT&amp;sact=edit</text:p>
          </table:table-cell>
          <table:table-cell office:value-type="string">
            <text:p>10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office:value-type="string">
            <text:p>WEBDESK:svccontact.js</text:p>
          </table:table-cell>
          <table:table-cell office:value-type="string">
            <text:p>WEBDESK:svccontact.css</text:p>
          </table:table-cell>
          <table:table-cell table:number-columns-repeated="239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SEARCH</text:p>
          </table:table-cell>
          <table:table-cell/>
          <table:table-cell office:value-type="string">
            <text:p>Recherche Freedom</text:p>
          </table:table-cell>
          <table:table-cell office:value-type="string">
            <text:p>Recherche Freedom par famille</text:p>
          </table:table-cell>
          <table:table-cell office:value-type="string">
            <text:p>[CORE_BASEURL]app=WEBDESK&amp;action=FREEDOM_FSEARCH</text:p>
          </table:table-cell>
          <table:table-cell/>
          <table:table-cell office:value-type="float" office:value="1020">
            <text:p>102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2">
          <table:table-cell table:style-name="ce23" office:value-type="string">
            <text:p>// Actualité</text:p>
          </table:table-cell>
          <table:table-cell table:style-name="ce23" table:number-columns-repeated="255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UNE</text:p>
          </table:table-cell>
          <table:table-cell/>
          <table:table-cell office:value-type="string">
            <text:p>Le monde, à la une</text:p>
          </table:table-cell>
          <table:table-cell/>
          <table:table-cell office:value-type="string">
            <text:p>[CORE_BASEURL]app=WEBDESK&amp;action=SVCRSS&amp;rss=http://www.lemonde.fr/rss/sequence/0,2-3208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6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INT</text:p>
          </table:table-cell>
          <table:table-cell/>
          <table:table-cell office:value-type="string">
            <text:p>Le monde, international</text:p>
          </table:table-cell>
          <table:table-cell/>
          <table:table-cell office:value-type="string">
            <text:p>[CORE_BASEURL]app=WEBDESK&amp;action=SVCRSS&amp;rss=<text:a xlink:href="http://www.lemonde.fr/rss/sequence/0,2-3210,1-0,0.xml">http://www.lemonde.fr/rss/sequence/0,2-3210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6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OC</text:p>
          </table:table-cell>
          <table:table-cell/>
          <table:table-cell office:value-type="string">
            <text:p>Le monde, société</text:p>
          </table:table-cell>
          <table:table-cell/>
          <table:table-cell office:value-type="string">
            <text:p>[CORE_BASEURL]app=WEBDESK&amp;action=SVCRSS&amp;rss=<text:a xlink:href="http://www.lemonde.fr/rss/sequence/0,2-3226,1-0,0.xml">http://www.lemonde.fr/rss/sequence/0,2-322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6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UNE</text:p>
          </table:table-cell>
          <table:table-cell/>
          <table:table-cell office:value-type="string">
            <text:p>Libération, actualités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6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INT</text:p>
          </table:table-cell>
          <table:table-cell/>
          <table:table-cell office:value-type="string">
            <text:p>Libération, mond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monde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6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OC</text:p>
          </table:table-cell>
          <table:table-cell/>
          <table:table-cell office:value-type="string">
            <text:p>Libération, société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ociet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6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ENTREPRISE</text:p>
          </table:table-cell>
          <table:table-cell/>
          <table:table-cell office:value-type="string">
            <text:p>Libération, économi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economi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6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ENTREPRISE</text:p>
          </table:table-cell>
          <table:table-cell/>
          <table:table-cell office:value-type="string">
            <text:p>Le monde, entreprise</text:p>
          </table:table-cell>
          <table:table-cell/>
          <table:table-cell office:value-type="string">
            <text:p>[CORE_BASEURL]app=WEBDESK&amp;action=SVCRSS&amp;rss=<text:a xlink:href="http://www.lemonde.fr/rss/sequence/0,2-3234,1-0,0.xml">http://www.lemonde.fr/rss/sequence/0,2-3234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6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UNE</text:p>
          </table:table-cell>
          <table:table-cell/>
          <table:table-cell office:value-type="string">
            <text:p>Les Echos : Une</text:p>
          </table:table-cell>
          <table:table-cell/>
          <table:table-cell office:value-type="string">
            <text:p>[CORE_BASEURL]app=WEBDESK&amp;action=SVCRSS&amp;rss=<text:a xlink:href="http://www.lesechos.fr/rss/rss_une.xml">http://www.lesechos.fr/rss/rss_un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6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FRANCE</text:p>
          </table:table-cell>
          <table:table-cell/>
          <table:table-cell office:value-type="string">
            <text:p>Les Echos : France</text:p>
          </table:table-cell>
          <table:table-cell/>
          <table:table-cell office:value-type="string">
            <text:p>[CORE_BASEURL]app=WEBDESK&amp;action=SVCRSS&amp;rss=<text:a xlink:href="http://www.lesechos.fr/rss/rss_france.xml">http://www.lesechos.fr/rss/rss_franc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6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INTER</text:p>
          </table:table-cell>
          <table:table-cell/>
          <table:table-cell office:value-type="string">
            <text:p>Les Echos : International</text:p>
          </table:table-cell>
          <table:table-cell/>
          <table:table-cell office:value-type="string">
            <text:p>[CORE_BASEURL]app=WEBDESK&amp;action=SVCRSS&amp;rss=<text:a xlink:href="http://www.lesechos.fr/rss/rss_inter.xml">http://www.lesechos.fr/rss/rss_inter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6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CAC40</text:p>
          </table:table-cell>
          <table:table-cell/>
          <table:table-cell office:value-type="string">
            <text:p>Les Echos : CAC40</text:p>
          </table:table-cell>
          <table:table-cell/>
          <table:table-cell office:value-type="string">
            <text:p>[CORE_BASEURL]app=WEBDESK&amp;action=SVCRSS&amp;rss=<text:a xlink:href="http://www.lesechos.fr/rss/rss_info_cac40">http://www.lesechos.fr/rss/rss_info_cac40</text:a>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2" table:number-rows-repeated="2">
          <table:table-cell table:style-name="Default" table:number-columns-repeated="256"/>
        </table:table-row>
        <table:table-row table:style-name="ro2">
          <table:table-cell table:style-name="ce23" office:value-type="string">
            <text:p>// Info</text:p>
          </table:table-cell>
          <table:table-cell table:style-name="ce23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DE_TECHNO</text:p>
          </table:table-cell>
          <table:table-cell/>
          <table:table-cell office:value-type="string">
            <text:p>Le monde, technologies</text:p>
          </table:table-cell>
          <table:table-cell/>
          <table:table-cell office:value-type="string">
            <text:p>[CORE_BASEURL]app=WEBDESK&amp;action=SVCRSS&amp;rss=http://www.lemonde.fr/rss/sequence/0,2-651865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6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WEB2</text:p>
          </table:table-cell>
          <table:table-cell/>
          <table:table-cell office:value-type="string">
            <text:p>Libération, Web 2.0</text:p>
          </table:table-cell>
          <table:table-cell/>
          <table:table-cell office:value-type="string">
            <text:p>[CORE_BASEURL]app=WEBDESK&amp;action=SVCRSS&amp;rss=<text:a xlink:href="http://www.liberation.fr/interactif/rss/opinionsrss/web20rss/">http://www.liberation.fr/interactif/rss/opinionsrss/web20rss/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NUX_FR</text:p>
          </table:table-cell>
          <table:table-cell/>
          <table:table-cell office:value-type="string">
            <text:p>Linux FR</text:p>
          </table:table-cell>
          <table:table-cell/>
          <table:table-cell office:value-type="string">
            <text:p>[CORE_BASEURL]app=WEBDESK&amp;action=SVCRSS&amp;rss=http://linuxfr.org/backend/news-homepage/rss20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P</text:p>
          </table:table-cell>
          <table:table-cell/>
          <table:table-cell office:value-type="string">
            <text:p>PHP</text:p>
          </table:table-cell>
          <table:table-cell/>
          <table:table-cell office:value-type="string">
            <text:p>[CORE_BASEURL]app=WEBDESK&amp;action=SVCRSS&amp;rss=http://www.php.net/news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TTMAC</text:p>
          </table:table-cell>
          <table:table-cell/>
          <table:table-cell office:value-type="string">
            <text:p>Tout sur les macs</text:p>
          </table:table-cell>
          <table:table-cell office:value-type="string">
            <text:p>MacBidouille.com</text:p>
          </table:table-cell>
          <table:table-cell office:value-type="string">
            <text:p>[CORE_BASEURL]app=WEBDESK&amp;action=SVCRSS&amp;rss=http://www.macbidouille.com/macbidouille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90">
            <text:p>4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2">
          <table:table-cell table:style-name="ce23" office:value-type="string">
            <text:p>// Loisirs</text:p>
          </table:table-cell>
          <table:table-cell table:style-name="ce23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QUIPE</text:p>
          </table:table-cell>
          <table:table-cell/>
          <table:table-cell office:value-type="string">
            <text:p>L'équipe</text:p>
          </table:table-cell>
          <table:table-cell/>
          <table:table-cell office:value-type="string">
            <text:p>[CORE_BASEURL]app=WEBDESK&amp;action=SVCRSS&amp;rss=http://www.lequipe.fr/Xml/actu_rss.xml&amp;q=&amp;start=0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10">
            <text:p>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6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PORT</text:p>
          </table:table-cell>
          <table:table-cell/>
          <table:table-cell office:value-type="string">
            <text:p>Le monde, Sport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10">
            <text:p>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6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PORT</text:p>
          </table:table-cell>
          <table:table-cell/>
          <table:table-cell office:value-type="string">
            <text:p>Libération, sport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port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10">
            <text:p>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OTNUME</text:p>
          </table:table-cell>
          <table:table-cell/>
          <table:table-cell office:value-type="string">
            <text:p>Photographie Numérique</text:p>
          </table:table-cell>
          <table:table-cell/>
          <table:table-cell office:value-type="string">
            <text:p>[CORE_BASEURL]app=WEBDESK&amp;action=SVCRSS&amp;rss=http://www.dpreview.com/news/dpr.rdf&amp;q=&amp;start=0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6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UNE</text:p>
          </table:table-cell>
          <table:table-cell/>
          <table:table-cell office:value-type="string">
            <text:p>AlloCiné, à l'affiche</text:p>
          </table:table-cell>
          <table:table-cell/>
          <table:table-cell office:value-type="string">
            <text:p>[CORE_BASEURL]app=WEBDESK&amp;action=SVCRSS&amp;rss=<text:a xlink:href="http://www.allocine.fr/xml/rss/cettesemaine.xml">http://www.allocine.fr/xml/rss/cettesemain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6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PROCH</text:p>
          </table:table-cell>
          <table:table-cell/>
          <table:table-cell office:value-type="string">
            <text:p>AlloCiné, prochainement</text:p>
          </table:table-cell>
          <table:table-cell/>
          <table:table-cell office:value-type="string">
            <text:p>[CORE_BASEURL]app=WEBDESK&amp;action=SVCRSS&amp;rss=<text:a xlink:href="http://www.allocine.fr/xml/rss/prochainement">http://www.allocine.fr/xml/rss/prochainement</text:a>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4">
          <table:table-cell table:number-columns-repeated="256"/>
        </table:table-row>
        <table:table-row table:style-name="ro6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CINE</text:p>
          </table:table-cell>
          <table:table-cell/>
          <table:table-cell office:value-type="string">
            <text:p>Le monde, Cinéma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6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CINE</text:p>
          </table:table-cell>
          <table:table-cell/>
          <table:table-cell office:value-type="string">
            <text:p>Libération, cinéma</text:p>
          </table:table-cell>
          <table:table-cell/>
          <table:table-cell office:value-type="string">
            <text:p>[CORE_BASEURL]app=WEBDESK&amp;action=SVCRSS&amp;rss=<text:a xlink:href="http://www.liberation.fr/interactif/rss/culturerss/cinemarss/">http://www.liberation.fr/interactif/rss/culturerss/cinemarss/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ETEO</text:p>
          </table:table-cell>
          <table:table-cell/>
          <table:table-cell office:value-type="string">
            <text:p>Météo</text:p>
          </table:table-cell>
          <table:table-cell office:value-type="string">
            <text:p>Météo (données METAR -aviation-)</text:p>
          </table:table-cell>
          <table:table-cell office:value-type="string">
            <text:p>[CORE_STANDURL]&amp;sole=Y&amp;app=WEBDESK&amp;action=GSVC&amp;sname=meteo</text:p>
          </table:table-cell>
          <table:table-cell office:value-type="string">
            <text:p>[CORE_STANDURL]&amp;sole=Y&amp;app=WEBDESK&amp;action=GSVC&amp;sname=meteo&amp;sact=edit</text:p>
          </table:table-cell>
          <table:table-cell office:value-type="float" office:value="5030">
            <text:p>503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1</text:p>
          </table:table-cell>
          <table:table-cell/>
          <table:table-cell office:value-type="string">
            <text:p>Pacman</text:p>
          </table:table-cell>
          <table:table-cell office:value-type="string">
            <text:p>Pacman, l'original</text:p>
          </table:table-cell>
          <table:table-cell office:value-type="string">
            <text:p>[CORE_STANDURL]&amp;sole=Y&amp;app=WEBDESK&amp;action=GSVC&amp;sname=embed&amp;url=http://www.geocities.com/mittensdusty/pacman.swf</text:p>
          </table:table-cell>
          <table:table-cell/>
          <table:table-cell office:value-type="float" office:value="5090">
            <text:p>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2</text:p>
          </table:table-cell>
          <table:table-cell/>
          <table:table-cell office:value-type="string">
            <text:p>Tetris</text:p>
          </table:table-cell>
          <table:table-cell office:value-type="string">
            <text:p>Tetris, on le présente plus</text:p>
          </table:table-cell>
          <table:table-cell office:value-type="string">
            <text:p>[CORE_STANDURL]&amp;sole=Y&amp;app=WEBDESK&amp;action=GSVC&amp;sname=embed&amp;url=http://www.geocities.com/mittensdusty/tetris.swf</text:p>
          </table:table-cell>
          <table:table-cell/>
          <table:table-cell office:value-type="float" office:value="5090">
            <text:p>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3</text:p>
          </table:table-cell>
          <table:table-cell/>
          <table:table-cell office:value-type="string">
            <text:p>Space Invaders</text:p>
          </table:table-cell>
          <table:table-cell office:value-type="string">
            <text:p>Que faut il en dire !!!</text:p>
          </table:table-cell>
          <table:table-cell office:value-type="string">
            <text:p>[CORE_STANDURL]&amp;sole=Y&amp;app=WEBDESK&amp;action=GSVC&amp;sname=embed&amp;url=http://www.geocities.com/mittensdusty/invaders.swf</text:p>
          </table:table-cell>
          <table:table-cell/>
          <table:table-cell office:value-type="float" office:value="5090">
            <text:p>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NYURL</text:p>
          </table:table-cell>
          <table:table-cell/>
          <table:table-cell office:value-type="string">
            <text:p>Lien internet</text:p>
          </table:table-cell>
          <table:table-cell office:value-type="string">
            <text:p>Voir une page internet</text:p>
          </table:table-cell>
          <table:table-cell office:value-type="string">
            <text:p>[CORE_BASEURL]app=WEBDESK&amp;action=GURL</text:p>
          </table:table-cell>
          <table:table-cell office:value-type="string">
            <text:p>[CORE_BASEURL]app=WEBDESK&amp;action=EGURL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READER</text:p>
          </table:table-cell>
          <table:table-cell/>
          <table:table-cell office:value-type="string">
            <text:p>RSS</text:p>
          </table:table-cell>
          <table:table-cell office:value-type="string">
            <text:p>Lecteur RSS</text:p>
          </table:table-cell>
          <table:table-cell office:value-type="string">
            <text:p>[CORE_BASEURL]app=WEBDESK&amp;action=SVCRSS</text:p>
          </table:table-cell>
          <table:table-cell office:value-type="string">
            <text:p>[CORE_BASEURL]app=WEBDESK&amp;action=ESVCRSS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PORTALSERVICES</text:p>
          </table:table-cell>
          <table:table-cell/>
          <table:table-cell office:value-type="string">
            <text:p>Services portails</text:p>
          </table:table-cell>
          <table:table-cell office:value-type="string">
            <text:p>Liste des services portails disponibles</text:p>
          </table:table-cell>
          <table:table-cell office:value-type="string">
            <text:p>[CORE_BASEURL]app=WEBDESK&amp;action=FREEDOM_SEARCH&amp;s=1826</text:p>
          </table:table-cell>
          <table:table-cell office:value-type="string">
            <text:p>[CORE_BASEURL]app=WEBDESK&amp;action=EFREEDOM_SEARCH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 table:number-rows-repeated="6545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2" style:language-asian="fr" style:country-asian="FR" style:font-name-complex="Luxi Sans2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7">17/10/2007</text:date>, <text:time>15:0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alService" style:display-name="PageStyle_PortalServic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UserPortal" style:display-name="PageStyle_UserPorta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it" style:display-name="PageStyle_Ini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11-20T10:08:16</meta:creation-date>
    <dc:creator>Eric Brison</dc:creator>
    <dc:date>2007-10-17T15:00:59</dc:date>
    <dc:language>fr-FR</dc:language>
    <meta:editing-cycles>26</meta:editing-cycles>
    <meta:editing-duration>PT6H57M14S</meta:editing-duration>
    <meta:user-defined meta:name="Info 1"/>
    <meta:user-defined meta:name="Info 2"/>
    <meta:user-defined meta:name="Info 3"/>
    <meta:user-defined meta:name="Info 4"/>
    <meta:document-statistic meta:table-count="3" meta:cell-count="1012"/>
  </office:meta>
</office:document-meta>
</file>